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2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1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1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1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1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1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0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1128" calcext:value-type="float">
            <text:p>53.2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0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0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0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0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4536" calcext:value-type="float">
            <text:p>52.2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0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0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0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8672" calcext:value-type="float">
            <text:p>51.8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0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3808" calcext:value-type="float">
            <text:p>51.8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200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068" calcext:value-type="float">
            <text:p>51.1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199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199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199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199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199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199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199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198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1592" calcext:value-type="float">
            <text:p>48.5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198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198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198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198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198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198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